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15%" fo:text-align="center" style:justify-single-word="false"/>
      <style:text-properties fo:font-size="14pt" style:text-underline-style="none" fo:font-weight="bold" officeooo:rsid="002b35e1" officeooo:paragraph-rsid="002b35e1" style:font-size-asian="13.3500003814697pt" style:font-weight-asian="bold" style:font-size-complex="15.25pt" style:font-weight-complex="bold"/>
    </style:style>
    <style:style style:name="P2" style:family="paragraph" style:parent-style-name="Standard">
      <style:paragraph-properties fo:line-height="115%" fo:text-align="center" style:justify-single-word="false"/>
      <style:text-properties fo:font-size="11pt" style:text-underline-style="none" fo:font-weight="bold" officeooo:rsid="002b35e1" officeooo:paragraph-rsid="002b35e1" style:font-size-asian="10.5pt" style:font-weight-asian="bold" style:font-size-complex="12pt" style:font-weight-complex="bold"/>
    </style:style>
    <style:style style:name="P3" style:family="paragraph" style:parent-style-name="Standard">
      <style:paragraph-properties fo:line-height="115%"/>
      <style:text-properties fo:font-size="12pt" style:text-underline-style="solid" style:text-underline-width="auto" style:text-underline-color="font-color" fo:font-weight="bold" officeooo:rsid="00100648" officeooo:paragraph-rsid="00100648" style:font-size-asian="12pt" style:font-weight-asian="bold" style:font-size-complex="12pt" style:font-weight-complex="bold"/>
    </style:style>
    <style:style style:name="P4" style:family="paragraph" style:parent-style-name="Standard" style:list-style-name="L1">
      <style:paragraph-properties fo:line-height="115%"/>
      <style:text-properties fo:font-weight="normal" officeooo:rsid="00100648" officeooo:paragraph-rsid="00100648" style:font-weight-asian="normal" style:font-weight-complex="normal"/>
    </style:style>
    <style:style style:name="P5" style:family="paragraph" style:parent-style-name="Standard">
      <style:paragraph-properties fo:line-height="115%"/>
      <style:text-properties fo:font-weight="normal" officeooo:rsid="00100648" officeooo:paragraph-rsid="00100648" style:font-weight-asian="normal" style:font-weight-complex="normal"/>
    </style:style>
    <style:style style:name="P6" style:family="paragraph" style:parent-style-name="Standard">
      <style:paragraph-properties fo:line-height="115%"/>
      <style:text-properties fo:font-size="12pt" style:text-underline-style="solid" style:text-underline-width="auto" style:text-underline-color="font-color" fo:font-weight="bold" officeooo:rsid="00103ed4" officeooo:paragraph-rsid="0011844f" style:font-size-asian="12pt" style:font-weight-asian="bold" style:font-size-complex="12pt" style:font-weight-complex="bold"/>
    </style:style>
    <style:style style:name="P7" style:family="paragraph" style:parent-style-name="Standard">
      <style:paragraph-properties fo:line-height="115%"/>
      <style:text-properties fo:font-weight="bold" officeooo:rsid="00103ed4" officeooo:paragraph-rsid="00300108" style:font-weight-asian="bold" style:font-weight-complex="bold"/>
    </style:style>
    <style:style style:name="P8" style:family="paragraph" style:parent-style-name="Standard">
      <style:paragraph-properties fo:line-height="115%"/>
      <style:text-properties fo:font-weight="normal" officeooo:rsid="0011844f" officeooo:paragraph-rsid="0011844f" style:font-weight-asian="normal" style:font-weight-complex="normal"/>
    </style:style>
    <style:style style:name="P9" style:family="paragraph" style:parent-style-name="Standard">
      <style:paragraph-properties fo:line-height="115%"/>
      <style:text-properties fo:font-size="12pt" style:text-underline-style="solid" style:text-underline-width="auto" style:text-underline-color="font-color" fo:font-weight="bold" officeooo:rsid="001215a7" officeooo:paragraph-rsid="001215a7" style:font-size-asian="12pt" style:font-weight-asian="bold" style:font-size-complex="12pt" style:font-weight-complex="bold"/>
    </style:style>
    <style:style style:name="P10" style:family="paragraph" style:parent-style-name="Standard">
      <style:paragraph-properties fo:line-height="115%"/>
      <style:text-properties fo:font-weight="normal" officeooo:rsid="001215a7" officeooo:paragraph-rsid="0031dba3" style:font-weight-asian="normal" style:font-weight-complex="normal"/>
    </style:style>
    <style:style style:name="T1" style:family="text">
      <style:text-properties officeooo:rsid="00103ed4"/>
    </style:style>
    <style:style style:name="T2" style:family="text">
      <style:text-properties officeooo:rsid="00300108"/>
    </style:style>
    <style:style style:name="T3" style:family="text">
      <style:text-properties fo:font-style="normal" fo:font-weight="normal" officeooo:rsid="002c80dd" style:font-style-asian="normal" style:font-weight-asian="normal" style:font-style-complex="normal" style:font-weight-complex="normal"/>
    </style:style>
    <style:style style:name="T4" style:family="text">
      <style:text-properties fo:font-style="normal" fo:font-weight="normal" officeooo:rsid="00300108" style:font-style-asian="normal" style:font-weight-asian="normal" style:font-style-complex="normal" style:font-weight-complex="normal"/>
    </style:style>
    <style:style style:name="T5" style:family="text">
      <style:text-properties fo:font-style="normal" fo:font-weight="normal" officeooo:rsid="00357de3" style:font-style-asian="normal" style:font-weight-asian="normal" style:font-style-complex="normal" style:font-weight-complex="normal"/>
    </style:style>
    <style:style style:name="T6" style:family="text">
      <style:text-properties fo:font-style="normal" fo:font-weight="normal" officeooo:rsid="00300836" style:font-style-asian="normal" style:font-weight-asian="normal" style:font-style-complex="normal" style:font-weight-complex="normal"/>
    </style:style>
    <style:style style:name="T7" style:family="text">
      <style:text-properties officeooo:rsid="0031dba3"/>
    </style:style>
    <style:style style:name="T8" style:family="text">
      <style:text-properties officeooo:rsid="0015d282"/>
    </style:style>
    <style:style style:name="T9" style:family="text">
      <style:text-properties officeooo:rsid="0032bdd6"/>
    </style:style>
    <style:style style:name="T10" style:family="text">
      <style:text-properties officeooo:rsid="0017dd7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am GR Contract</text:p>
      <text:p text:style-name="P2"/>
      <text:p text:style-name="P3">General Info</text:p>
      <text:list text:style-name="L1">
        <text:list-item>
          <text:p text:style-name="P4">Team Name: GR</text:p>
        </text:list-item>
        <text:list-item>
          <text:p text:style-name="P4">Team Member: Gabriel Rod<text:span text:style-name="T1">ri</text:span>guez-Padilla (<text:a xlink:type="simple" xlink:href="mailto:rodrigg2@mail.uc.edu" text:style-name="Internet_20_link" text:visited-style-name="Visited_20_Internet_20_Link">rodrigg2@mail.uc.edu</text:a>)</text:p>
        </text:list-item>
        <text:list-item>
          <text:p text:style-name="P4">External Advisor: Peter Kroeger <text:span text:style-name="T2">(</text:span><text:a xlink:type="simple" xlink:href="mailto:peter14mail@gmail.com" text:style-name="Internet_20_link" text:visited-style-name="Visited_20_Internet_20_Link"><text:span text:style-name="T2">peter14mail@gmail.com</text:span></text:a><text:span text:style-name="T2">)</text:span></text:p>
        </text:list-item>
      </text:list>
      <text:p text:style-name="P5"/>
      <text:p text:style-name="P6">Proposed Meeting Schedule</text:p>
      <text:p text:style-name="P7"><text:span text:style-name="T3"><text:tab/></text:span><text:span text:style-name="T4">Every Friday at 1PM, my external advisor and I will meet </text:span><text:span text:style-name="T5">via Teams </text:span><text:span text:style-name="T4">to review any new or updated documentation. This will allow me to get a second opinion </text:span><text:span text:style-name="T6">from my advisor where I can </text:span><text:span text:style-name="T4">make any recommended improvements. We will also cover any new code committed to the project repository to monitor project progress and ensure the codebase’s quality. Additionally, some in-person meetings may be scheduled </text:span><text:span text:style-name="T6">to review some of the project’s hardware advancements. These in-person meetings will likely occur on a day when I have class on-campus.</text:span></text:p>
      <text:p text:style-name="P8"/>
      <text:p text:style-name="P9">Project Focus</text:p>
      <text:p text:style-name="P10"><text:tab/><text:span text:style-name="T7">The focus of this project will be about creating an IoT data aggregation solution. The main goal behind developing such a solution is to showcase how data pipelines made in-house can be more affordable and extensible than other similar solutions on the market. In this case, the pipeline will collect temperature and humidity data throughout multiple (potentially simulated) facilities through the usage of microcontrollers such as the ESP32. This data is then aggregated and stored in a central, company-wide database. The data from the database can then be queried and downloaded for analysis using a headless API. </text:span><text:span text:style-name="T8">Such a project would allow me to </text:span><text:span text:style-name="T9">showcase</text:span><text:span text:style-name="T8"> </text:span><text:span text:style-name="T9">most </text:span><text:span text:style-name="T8">of the skills I </text:span><text:span text:style-name="T10">have</text:span><text:span text:style-name="T8"> learned from my co-ops and internships thus far </text:span><text:span text:style-name="T9">and would be a great conclusion to my undergrad experience</text:span><text:span text:style-name="T8">.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8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9T20:41:24.942000000</meta:creation-date>
    <dc:date>2024-09-15T16:51:52.400000000</dc:date>
    <meta:editing-duration>PT2H32M9S</meta:editing-duration>
    <meta:editing-cycles>35</meta:editing-cycles>
    <meta:generator>LibreOffice/24.8.0.3$Windows_X86_64 LibreOffice_project/0bdf1299c94fe897b119f97f3c613e9dca6be583</meta:generator>
    <meta:print-date>2024-09-15T16:22:50.165000000</meta:print-date>
    <meta:printed-by>PDF files</meta:printed-by>
    <meta:document-statistic meta:table-count="0" meta:image-count="0" meta:object-count="0" meta:page-count="1" meta:paragraph-count="9" meta:word-count="244" meta:character-count="1531" meta:non-whitespace-character-count="1296"/>
  </office:meta>
</office:document-meta>
</file>